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9.72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18.948cm"/>
    </style:style>
    <style:style style:name="co7" style:family="table-column">
      <style:table-column-properties fo:break-before="auto" style:column-width="2.282cm"/>
    </style:style>
    <style:style style:name="co8" style:family="table-column">
      <style:table-column-properties fo:break-before="auto" style:column-width="2.849cm"/>
    </style:style>
    <style:style style:name="co9" style:family="table-column">
      <style:table-column-properties fo:break-before="auto" style:column-width="4.48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ta1" style:family="table" style:master-page-name="PageStyle_5f_Backlog">
      <style:table-properties table:display="true" style:writing-mode="lr-tb"/>
    </style:style>
    <style:style style:name="ta2" style:family="table" style:master-page-name="PageStyle_5f_Sprint">
      <style:table-properties table:display="true" style:writing-mode="lr-tb"/>
    </style:style>
    <style:style style:name="ta3" style:family="table" style:master-page-name="PageStyle_5f_custom">
      <style:table-properties table:display="true" style:writing-mode="lr-tb"/>
    </style:style>
    <style:style style:name="ta4" style:family="table" style:master-page-name="PageStyle_5f_estimation">
      <style:table-properties table:display="true" style:writing-mode="lr-tb"/>
    </style:style>
    <style:style style:name="ta5" style:family="table" style:master-page-name="PageStyle_5f_Type">
      <style:table-properties table:display="true" style:writing-mode="lr-tb"/>
    </style:style>
    <style:style style:name="ta6" style:family="table" style:master-page-name="PageStyle_5f_Type_20_Backlog">
      <style:table-properties table:display="true" style:writing-mode="lr-tb"/>
    </style:style>
    <style:style style:name="ta7" style:family="table" style:master-page-name="PageStyle_5f_Etat">
      <style:table-properties table:display="true" style:writing-mode="lr-tb"/>
    </style:style>
    <style:style style:name="ta8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5">
      <number:fraction number:min-integer-digits="0" number:min-numerator-digits="1" loext:max-numerator-digits="1" number:min-denominator-digits="1" loext:max-denominator-value="9"/>
    </number:number-style>
    <number:text-style style:name="N100">
      <number:text-content/>
    </number:text-style>
    <style:style style:name="ce1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map style:condition="is-true-formula(IF([.$A2]=&quot;Sprint 7&quot;;1;0))" style:apply-style-name="ConditionalStyle_5f_9" style:base-cell-address="Backlog.A2"/>
      <style:map style:condition="is-true-formula(IF([.$A2]=&quot;Sprint 5&quot;;1;0))" style:apply-style-name="ConditionalStyle_5f_8" style:base-cell-address="Backlog.A2"/>
      <style:map style:condition="is-true-formula(IF([.$A2]=&quot;Sprint 4&quot;;1;0))" style:apply-style-name="ConditionalStyle_5f_7" style:base-cell-address="Backlog.A2"/>
      <style:map style:condition="is-true-formula(IF([.$A2]=&quot;Sprint 3&quot;;1;0))" style:apply-style-name="ConditionalStyle_5f_6" style:base-cell-address="Backlog.A2"/>
      <style:map style:condition="is-true-formula(IF([.$A2]=&quot;Sprint 2&quot;;1;0))" style:apply-style-name="ConditionalStyle_5f_5" style:base-cell-address="Backlog.A2"/>
      <style:map style:condition="is-true-formula(IF([.$A2]=&quot;Sprint 1&quot;;1;0))" style:apply-style-name="ConditionalStyle_5f_4" style:base-cell-address="Backlog.A2"/>
      <style:map style:condition="is-true-formula(IF([.$A2]=&quot;Sprint 0&quot;;1;0))" style:apply-style-name="ConditionalStyle_5f_3" style:base-cell-address="Backlog.A2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Normal_20_2">
      <style:table-cell-properties fo:background-color="#25406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eeece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eeece1" style:diagonal-bl-tr="none" style:diagonal-tl-br="none" fo:border="0.74pt solid #000000" style:rotation-align="none"/>
      <style:text-properties style:font-name="Arial" style:font-name-complex="Arial"/>
    </style:style>
    <style:style style:name="ce8" style:family="table-cell" style:parent-style-name="Excel_20_Built-in_20_Percent">
      <style:table-cell-properties fo:background-color="#25406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10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2" style:data-style-name="N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Normal_20_2" style:data-style-name="N10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Normal_20_2">
      <style:table-cell-properties fo:border-bottom="0.74pt solid #000000" fo:background-color="#00000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30">
      <style:table-cell-properties style:rotation-align="none"/>
    </style:style>
    <style:style style:name="ce19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dce6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Normal_20_2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65">
      <style:table-cell-properties style:rotation-align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1" style:family="table-cell" style:parent-style-name="Default" style:data-style-name="N0">
      <style:table-cell-properties style:rotation-align="none"/>
    </style:style>
    <style:style style:name="T1" style:family="text">
      <style:text-properties style:font-name-asian="Noto Sans CJK SC" style:font-name-complex="Arial"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fo:color="#000000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Sprint)" table:allow-empty-cell="true" table:display-list="unsorted" table:base-cell-address="Backlog.A2">
          <table:help-message table:display="true"/>
          <table:error-message table:message-type="stop" table:display="true"/>
        </table:content-validation>
        <table:content-validation table:name="val2" table:condition="of:cell-content-is-in-list([$custom.$F$4:.$F$13])" table:allow-empty-cell="true" table:display-list="unsorted" table:base-cell-address="Backlog.B2">
          <table:help-message table:display="true"/>
          <table:error-message table:message-type="stop" table:display="true"/>
        </table:content-validation>
        <table:content-validation table:name="val3" table:condition="of:cell-content-is-in-list([$'Type Backlog'.$A$1:.$A$4])" table:allow-empty-cell="true" table:display-list="unsorted" table:base-cell-address="Backlog.E2">
          <table:help-message table:display="true"/>
          <table:error-message table:message-type="stop" table:display="true"/>
        </table:content-validation>
        <table:content-validation table:name="val4" table:condition="of:cell-content-is-in-list([$Type.$A$1:.$A$6])" table:allow-empty-cell="true" table:display-list="unsorted" table:base-cell-address="Backlog.F2">
          <table:help-message table:display="true"/>
          <table:error-message table:message-type="stop" table:display="true"/>
        </table:content-validation>
        <table:content-validation table:name="val5" table:condition="of:cell-content-is-in-list([$custom.$B$4:.$B$7])" table:allow-empty-cell="true" table:display-list="unsorted" table:base-cell-address="Backlog.G2">
          <table:help-message table:display="true"/>
          <table:error-message table:message-type="stop" table:display="true"/>
        </table:content-validation>
        <table:content-validation table:name="val6" table:condition="of:cell-content-is-in-list([$estimation.$A$2:.$A$13])" table:allow-empty-cell="true" table:display-list="unsorted" table:base-cell-address="Backlog.H2">
          <table:help-message table:display="true"/>
          <table:error-message table:message-type="stop" table:display="true"/>
        </table:content-validation>
      </table:content-validations>
      <table:table table:name="Backlog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Portail</text:p>
          </table:table-cell>
          <table:table-cell table:style-name="ce4" office:value-type="string" calcext:value-type="string">
            <text:p>Titre</text:p>
          </table:table-cell>
          <table:table-cell table:style-name="ce8" office:value-type="string" calcext:value-type="string">
            <text:p>Avancement</text:p>
          </table:table-cell>
          <table:table-cell table:style-name="ce1" office:value-type="string" calcext:value-type="string">
            <text:p>Type backlog</text:p>
          </table:table-cell>
          <table:table-cell table:style-name="ce10" office:value-type="string" calcext:value-type="string">
            <text:p>Type</text:p>
          </table:table-cell>
          <table:table-cell table:style-name="ce11" office:value-type="string" calcext:value-type="string">
            <text:p>Priorité</text:p>
          </table:table-cell>
          <table:table-cell table:style-name="ce13" office:value-type="string" calcext:value-type="string">
            <text:p>Point Effort</text:p>
          </table:table-cell>
          <table:table-cell table:style-name="ce1" office:value-type="string" calcext:value-type="string">
            <text:p>Commentaire</text:p>
          </table:table-cell>
          <table:table-cell table:style-name="ce15" table:number-columns-repeated="15"/>
          <table:table-cell table:number-columns-repeated="1000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romains en nombres décimal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6" office:value-type="string" calcext:value-type="string">
            <text:p>Limite pour les chiffres romains : 1 à 1999 ; TOUJOURS EN MAJUSCULE</text:p>
          </table:table-cell>
          <table:table-cell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décimals en nombres romain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6"/>
          <table:table-cell table:style-name="ce16" table:number-columns-repeated="1015"/>
        </table:table-row>
        <table:table-row table:style-name="ro3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’utilisateur, je veux convertir la date de naissance en nombres romain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6" office:value-type="string" calcext:value-type="string">
            <text:p>Format de l’entrée et de la sortie : DD/MM/YYYY</text:p>
          </table:table-cell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Default" office:value-type="string" calcext:value-type="string">
            <text:p>En tant qu’utilisateur, je veux obtenir le prix de départ à partir d’un montant final et d’un pourcentage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 office:value-type="string" calcext:value-type="string">
            <text:p>Type des nombres en entier </text:p>
          </table:table-cell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<text:span text:style-name="T1">En tant qu’utilisateur, je veux obtenir la remise effectuée et le prix final à partir d’un montant et d’un pourcentage</text:span>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/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7" office:value-type="string" calcext:value-type="string">
            <text:p>En tant qu’utilisateur, je veux naviguer entre les page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5" calcext:value-type="float">
            <text:p>5</text:p>
          </table:table-cell>
          <table:table-cell table:style-name="ce6" office:value-type="string" calcext:value-type="string">
            <text:p>Barre de navigation : Page 1 (« Romains ») / Page 2 (« Date de naissance ») / Page 3 (« Pourcentage »)</text:p>
          </table:table-cell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En tant qu’utilisateur, je veux voir des messages d’erreur pour voir ce qui ne va pa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 office:value-type="string" calcext:value-type="string">
            <text:p>Couleur du texte : rouge</text:p>
          </table:table-cell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En tant qu'utilisateur, je veux voir les entrées et les sorties dans un message pop-up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13" calcext:value-type="float">
            <text:p>13</text:p>
          </table:table-cell>
          <table:table-cell table:style-name="ce6"/>
          <table:table-cell table:style-name="ce16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6" office:value-type="string" calcext:value-type="string">
            <text:p>En tant qu'utilisateur, je veux vider les formulaires avec un bouton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6" table:content-validation-name="val3" office:value-type="string" calcext:value-type="string">
            <text:p>User Story</text:p>
          </table:table-cell>
          <table:table-cell table:style-name="ce6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3" calcext:value-type="float">
            <text:p>3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6" office:value-type="string" calcext:value-type="string">
            <text:p>Texte spécifique sur le bouton : « clear »</text:p>
          </table:table-cell>
          <table:table-cell table:style-name="ce16" table:number-columns-repeated="1015"/>
        </table:table-row>
        <table:table-row table:style-name="ro1" table:number-rows-repeated="467">
          <table:table-cell table:style-name="ce2" table:content-validation-name="val1"/>
          <table:table-cell table:content-validation-name="val2"/>
          <table:table-cell table:style-name="ce6"/>
          <table:table-cell table:style-name="ce9"/>
          <table:table-cell table:style-name="ce6" table:content-validation-name="val3"/>
          <table:table-cell table:style-name="ce6" table:content-validation-name="val4"/>
          <table:table-cell table:style-name="ce12" table:content-validation-name="val5"/>
          <table:table-cell table:style-name="ce14" table:content-validation-name="val6"/>
          <table:table-cell table:style-name="ce6"/>
          <table:table-cell table:style-name="ce16" table:number-columns-repeated="1015"/>
        </table:table-row>
        <table:table-row table:style-name="ro1" table:number-rows-repeated="10480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acklog.$A$1" table:cell-range-address="$Backlog.$A$1:.$X$63"/>
        </table:named-expressions>
        <calcext:conditional-formats>
          <calcext:conditional-format calcext:target-range-address="Backlog.A2:Backlog.A477">
            <calcext:condition calcext:apply-style-name="ConditionalStyle_9" calcext:value="formula-is(IF([.$A2]=&quot;Sprint 7&quot;;1;0))" calcext:base-cell-address="Backlog.A2"/>
            <calcext:condition calcext:apply-style-name="ConditionalStyle_8" calcext:value="formula-is(IF([.$A2]=&quot;Sprint 5&quot;;1;0))" calcext:base-cell-address="Backlog.A2"/>
            <calcext:condition calcext:apply-style-name="ConditionalStyle_7" calcext:value="formula-is(IF([.$A2]=&quot;Sprint 4&quot;;1;0))" calcext:base-cell-address="Backlog.A2"/>
            <calcext:condition calcext:apply-style-name="ConditionalStyle_6" calcext:value="formula-is(IF([.$A2]=&quot;Sprint 3&quot;;1;0))" calcext:base-cell-address="Backlog.A2"/>
            <calcext:condition calcext:apply-style-name="ConditionalStyle_5" calcext:value="formula-is(IF([.$A2]=&quot;Sprint 2&quot;;1;0))" calcext:base-cell-address="Backlog.A2"/>
            <calcext:condition calcext:apply-style-name="ConditionalStyle_4" calcext:value="formula-is(IF([.$A2]=&quot;Sprint 1&quot;;1;0))" calcext:base-cell-address="Backlog.A2"/>
            <calcext:condition calcext:apply-style-name="ConditionalStyle_3" calcext:value="formula-is(IF([.$A2]=&quot;Sprint 0&quot;;1;0))" calcext:base-cell-address="Backlog.A2"/>
          </calcext:conditional-format>
          <calcext:conditional-format calcext:target-range-address="Backlog.A2:Backlog.A477">
            <calcext:condition calcext:apply-style-name="ConditionalStyle_2" calcext:value="formula-is(IF([.$A2]=&quot;Sprint 8&quot;;1;0))" calcext:base-cell-address="Backlog.A2"/>
            <calcext:condition calcext:apply-style-name="ConditionalStyle_1" calcext:value="formula-is(IF([.$A2]=&quot;Sprint 6&quot;;1;0))" calcext:base-cell-address="Backlog.A2"/>
          </calcext:conditional-format>
          <calcext:conditional-format calcext:target-range-address="Backlog.D2:Backlog.D477"/>
          <calcext:conditional-format calcext:target-range-address="Backlog.H2:Backlog.H477"/>
          <calcext:conditional-format calcext:target-range-address="Backlog.G2:Backlog.G477">
            <calcext:icon-set calcext:icon-set-type="4TrafficLights" calcext:custom="true">
              <calcext:custom-iconset calcext:custom-iconset-name="3TrafficLights1" calcext:custom-iconset-index="0"/>
              <calcext:custom-iconset calcext:custom-iconset-name="3TrafficLights1" calcext:custom-iconset-index="1"/>
              <calcext:custom-iconset calcext:custom-iconset-name="3TrafficLights1" calcext:custom-iconset-index="2"/>
              <calcext:custom-iconset calcext:custom-iconset-name="4RedToBlack" calcext:custom-iconset-index="1"/>
              <calcext:formatting-entry calcext:show-value="false"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Sprint" table:style-name="ta2">
        <office:forms form:automatic-focus="false" form:apply-design-mode="false"/>
        <table:table-column table:style-name="co7" table:default-cell-style-name="Default"/>
        <table:table-column table:style-name="co1" table:default-cell-style-name="ce16"/>
        <table:table-column table:style-name="co7" table:number-columns-repeated="62" table:default-cell-style-name="Default"/>
        <table:table-row table:style-name="ro1">
          <table:table-cell table:style-name="ce17" office:value-type="string" calcext:value-type="string">
            <text:p>Sprint</text:p>
          </table:table-cell>
          <table:table-cell table:style-name="ce17" office:value-type="string" calcext:value-type="string">
            <text:p>Lots</text:p>
          </table:table-cell>
          <table:table-cell table:style-name="ce17" office:value-type="string" calcext:value-type="string">
            <text:p>Début</text:p>
          </table:table-cell>
          <table:table-cell table:style-name="ce17" office:value-type="string" calcext:value-type="string">
            <text:p>Fin</text:p>
          </table:table-cell>
          <table:table-cell table:style-name="ce17" office:value-type="string" calcext:value-type="string">
            <text:p>Durée</text:p>
          </table:table-cell>
          <table:table-cell table:style-name="ce17" office:value-type="string" calcext:value-type="string">
            <text:p>Remarques</text:p>
          </table:table-cell>
          <table:table-cell table:number-columns-repeated="58"/>
        </table:table-row>
        <table:table-row table:style-name="ro1">
          <table:table-cell table:style-name="ce16" office:value-type="string" calcext:value-type="string">
            <text:p>Sprint 0</text:p>
          </table:table-cell>
          <table:table-cell office:value-type="float" office:value="1" calcext:value-type="float">
            <text:p>1</text:p>
          </table:table-cell>
          <table:table-cell table:style-name="ce18" office:value-type="date" office:date-value="2016-11-14" calcext:value-type="date">
            <text:p>14/11/2016</text:p>
          </table:table-cell>
          <table:table-cell table:style-name="ce18" office:value-type="date" office:date-value="2016-11-25" calcext:value-type="date">
            <text:p>25/11/2016</text:p>
          </table:table-cell>
          <table:table-cell table:style-name="ce16" office:value-type="string" calcext:value-type="string">
            <text:p>2 semaines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6" office:value-type="string" calcext:value-type="string">
            <text:p>Sprint 1</text:p>
          </table:table-cell>
          <table:table-cell office:value-type="float" office:value="1" calcext:value-type="float">
            <text:p>1</text:p>
          </table:table-cell>
          <table:table-cell table:style-name="ce18" office:value-type="date" office:date-value="2016-11-28" calcext:value-type="date">
            <text:p>28/11/2016</text:p>
          </table:table-cell>
          <table:table-cell table:style-name="ce18" office:value-type="date" office:date-value="2016-12-09" calcext:value-type="date">
            <text:p>09/12/2016</text:p>
          </table:table-cell>
          <table:table-cell table:style-name="ce16" office:value-type="string" calcext:value-type="string">
            <text:p>2 semaines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6" office:value-type="string" calcext:value-type="string">
            <text:p>Sprint 2</text:p>
          </table:table-cell>
          <table:table-cell office:value-type="float" office:value="1" calcext:value-type="float">
            <text:p>1</text:p>
          </table:table-cell>
          <table:table-cell table:style-name="ce18" office:value-type="date" office:date-value="2016-12-12" calcext:value-type="date">
            <text:p>12/12/2016</text:p>
          </table:table-cell>
          <table:table-cell table:style-name="ce18" office:value-type="date" office:date-value="2016-12-23" calcext:value-type="date">
            <text:p>23/12/2016</text:p>
          </table:table-cell>
          <table:table-cell table:style-name="ce16" office:value-type="string" calcext:value-type="string">
            <text:p>2 semaines</text:p>
          </table:table-cell>
          <table:table-cell table:style-name="ce16" office:value-type="string" calcext:value-type="string">
            <text:p>Release B1</text:p>
          </table:table-cell>
          <table:table-cell table:number-columns-repeated="58"/>
        </table:table-row>
        <table:table-row table:style-name="ro1" table:number-rows-repeated="5">
          <table:table-cell table:style-name="ce16"/>
          <table:table-cell/>
          <table:table-cell table:style-name="ce18" table:number-columns-repeated="2"/>
          <table:table-cell table:style-name="ce16" table:number-columns-repeated="2"/>
          <table:table-cell table:number-columns-repeated="58"/>
        </table:table-row>
        <table:table-row table:style-name="ro1">
          <table:table-cell table:style-name="ce16"/>
          <table:table-cell/>
          <table:table-cell table:style-name="ce18" table:number-columns-repeated="2"/>
          <table:table-cell table:style-name="ce16"/>
          <table:table-cell table:number-columns-repeated="59"/>
        </table:table-row>
        <table:table-row table:style-name="ro1">
          <table:table-cell table:style-name="ce16"/>
          <table:table-cell/>
          <table:table-cell table:style-name="ce18" table:number-columns-repeated="2"/>
          <table:table-cell table:style-name="ce16"/>
          <table:table-cell table:number-columns-repeated="59"/>
        </table:table-row>
        <table:table-row table:style-name="ro1">
          <table:table-cell table:style-name="ce16"/>
          <table:table-cell/>
          <table:table-cell table:style-name="ce18" table:number-columns-repeated="2"/>
          <table:table-cell table:style-name="ce16" table:number-columns-repeated="2"/>
          <table:table-cell table:number-columns-repeated="58"/>
        </table:table-row>
        <table:table-row table:style-name="ro1">
          <table:table-cell table:style-name="ce16"/>
          <table:table-cell/>
          <table:table-cell table:style-name="ce16" table:number-columns-repeated="4"/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stom" table:style-name="ta3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" office:value-type="string" calcext:value-type="string">
            <text:p>priorité</text:p>
          </table:table-cell>
          <table:table-cell table:style-name="ce24" office:value-type="string" calcext:value-type="string">
            <text:p>avancement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table:number-columns-repeated="58"/>
        </table:table-row>
        <table:table-row table:style-name="ro4">
          <table:table-cell/>
          <table:table-cell table:style-name="ce20" office:value-type="float" office:value="1" calcext:value-type="float">
            <text:p>1</text:p>
          </table:table-cell>
          <table:table-cell table:style-name="ce25" office:value-type="percentage" office:value="0" calcext:value-type="percentage">
            <text:p>0 %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58"/>
        </table:table-row>
        <table:table-row table:style-name="ro4"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percentage" office:value="0.25" calcext:value-type="percentage">
            <text:p>25 %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 table:number-columns-repeated="58"/>
        </table:table-row>
        <table:table-row table:style-name="ro4"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percentage" office:value="0.5" calcext:value-type="percentage">
            <text:p>50 %</text:p>
          </table:table-cell>
          <table:table-cell table:number-columns-repeated="2"/>
          <table:table-cell office:value-type="string" calcext:value-type="string">
            <text:p>BDD</text:p>
          </table:table-cell>
          <table:table-cell table:number-columns-repeated="58"/>
        </table:table-row>
        <table:table-row table:style-name="ro4">
          <table:table-cell/>
          <table:table-cell table:style-name="ce22" office:value-type="float" office:value="4" calcext:value-type="float">
            <text:p>4</text:p>
          </table:table-cell>
          <table:table-cell table:style-name="ce26" office:value-type="percentage" office:value="0.75" calcext:value-type="percentage">
            <text:p>75 %</text:p>
          </table:table-cell>
          <table:table-cell table:number-columns-repeated="61"/>
        </table:table-row>
        <table:table-row table:style-name="ro5">
          <table:table-cell/>
          <table:table-cell table:style-name="ce23"/>
          <table:table-cell table:style-name="ce27" office:value-type="percentage" office:value="1" calcext:value-type="percentage">
            <text:p>100 %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ustom.C4:custom.C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custom.B4:custom.B7">
            <calcext:icon-set calcext:icon-set-type="4TrafficLights" calcext:custom="true">
              <calcext:custom-iconset calcext:custom-iconset-name="3TrafficLights1" calcext:custom-iconset-index="0"/>
              <calcext:custom-iconset calcext:custom-iconset-name="3TrafficLights1" calcext:custom-iconset-index="1"/>
              <calcext:custom-iconset calcext:custom-iconset-name="3TrafficLights1" calcext:custom-iconset-index="2"/>
              <calcext:custom-iconset calcext:custom-iconset-name="4RedToBlack" calcext:custom-iconset-index="1"/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estimation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7" table:number-columns-repeated="62" table:default-cell-style-name="Default"/>
        <table:table-row table:style-name="ro1">
          <table:table-cell table:style-name="ce28" office:value-type="string" calcext:value-type="string">
            <text:p>Point effort (PE)</text:p>
          </table:table-cell>
          <table:table-cell table:style-name="ce28" office:value-type="string" calcext:value-type="string">
            <text:p>Valeur commerciale (VC)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2" table:style-name="ce29" office:value-type="float" office:value="0.5" calcext:value-type="float">
            <text:p><text:s/>1/2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40" calcext:value-type="float">
            <text:p>40</text:p>
          </table:table-cell>
          <table:table-cell table:number-columns-repeated="62"/>
        </table:table-row>
        <table:table-row table:style-name="ro1">
          <table:table-cell table:number-columns-repeated="2" table:style-name="ce16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number-columns-repeated="2" table:style-name="ce30" office:value-type="string" calcext:value-type="string">
            <text:p>∞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" table:style-name="ta5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style-name="ce16" office:value-type="string" calcext:value-type="string">
            <text:p>INTEGRATION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IHM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DEV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RAPPORT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TDB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 Backlog" table:style-name="ta6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style-name="ce16" office:value-type="string" calcext:value-type="string">
            <text:p>User Story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Technical Story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Bug</text:p>
          </table:table-cell>
          <table:table-cell table:number-columns-repeated="63"/>
        </table:table-row>
        <table:table-row table:style-name="ro1">
          <table:table-cell table:style-name="ce16" office:value-type="string" calcext:value-type="string">
            <text:p>Dette Technique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tat" table:style-name="ta7"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31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1" table:style-name="ta8"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31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print" table:base-cell-address="$Backlog.$A$1" table:cell-range-address="$Sprint.$A$2:.$A$13"/>
      </table:named-expressions>
      <table:database-ranges>
        <table:database-range table:name="__Anonymous_Sheet_DB__0" table:target-range-address="Backlog.A1:Backlog.X6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24"/>
    <style:style style:name="Euro_20_2" style:display-name="Euro 2" style:family="table-cell" style:parent-style-name="Default" style:data-style-name="N124"/>
    <style:style style:name="Euro_20_3" style:display-name="Euro 3" style:family="table-cell" style:parent-style-name="Default" style:data-style-name="N124"/>
    <style:style style:name="Euro_20_3_20_2" style:display-name="Euro 3 2" style:family="table-cell" style:parent-style-name="Default" style:data-style-name="N124"/>
    <style:style style:name="Milliers_20_2" style:display-name="Milliers 2" style:family="table-cell" style:parent-style-name="Default" style:data-style-name="N123"/>
    <style:style style:name="Milliers_20_3" style:display-name="Milliers 3" style:family="table-cell" style:parent-style-name="Default" style:data-style-name="N123"/>
    <style:style style:name="Milliers_20_3_20_2" style:display-name="Milliers 3 2" style:family="table-cell" style:parent-style-name="Default" style:data-style-name="N123"/>
    <style:style style:name="Milliers_20_4" style:display-name="Milliers 4" style:family="table-cell" style:parent-style-name="Default" style:data-style-name="N123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/>
    <style:style style:name="Pourcentage_20_3" style:display-name="Pourcentage 3" style:family="table-cell" style:parent-style-name="Default" style:data-style-name="N10"/>
    <style:style style:name="Pourcentage_20_3_20_2" style:display-name="Pourcentage 3 2" style:family="table-cell" style:parent-style-name="Default" style:data-style-name="N10"/>
    <style:style style:name="Pourcentage_20_4" style:display-name="Pourcentage 4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  <style:style style:name="ConditionalStyle_5f_9" style:display-name="ConditionalStyle_9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fcd5b5"/>
    </style:style>
    <style:style style:name="ConditionalStyle_5f_6" style:display-name="ConditionalStyle_6" style:family="table-cell" style:parent-style-name="Default">
      <style:table-cell-properties fo:background-color="#fdeada"/>
    </style:style>
    <style:style style:name="ConditionalStyle_5f_5" style:display-name="ConditionalStyle_5" style:family="table-cell" style:parent-style-name="Default">
      <style:table-cell-properties fo:background-color="#93cddd"/>
    </style:style>
    <style:style style:name="ConditionalStyle_5f_4" style:display-name="ConditionalStyle_4" style:family="table-cell" style:parent-style-name="Default">
      <style:table-cell-properties fo:background-color="#b7dee8"/>
    </style:style>
    <style:style style:name="ConditionalStyle_5f_3" style:display-name="ConditionalStyle_3" style:family="table-cell" style:parent-style-name="Default">
      <style:table-cell-properties fo:background-color="#dbeef4"/>
    </style:style>
    <style:style style:name="ConditionalStyle_5f_2" style:display-name="ConditionalStyle_2" style:family="table-cell" style:parent-style-name="Default">
      <style:table-cell-properties fo:background-color="#e46c0a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stom" style:display-name="PageStyle_cust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timation" style:display-name="PageStyle_estim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" style:display-name="PageStyle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_20_Backlog" style:display-name="PageStyle_Type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tat" style:display-name="PageStyle_Et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gan JOUARD</meta:initial-creator>
    <meta:creation-date>2016-06-10T07:29:18</meta:creation-date>
    <dc:date>2020-10-28T15:38:23.777317806</dc:date>
    <meta:generator>LibreOffice/6.4.6.2$Linux_X86_64 LibreOffice_project/40$Build-2</meta:generator>
    <meta:editing-duration>PT24M14S</meta:editing-duration>
    <meta:editing-cycles>8</meta:editing-cycles>
    <meta:document-statistic meta:table-count="8" meta:cell-count="151" meta:object-count="0"/>
    <meta:user-defined meta:name="AppVersion">14.0300</meta:user-defined>
    <meta:user-defined meta:name="Company">Tha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